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InputStream.mark( int r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InputStrea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Handler.useProxyAuthenti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InputStream.GETInputStream( GetMethod 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lientHandler.getURLInfo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Handler.getHttpClien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lientHandler.useAuthentication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Handler.configureProx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TInputStream.read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Helper3x.getResponseContentLength( HttpMethodBase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Helper3x.getHttpClien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Helper2x.getHttpClien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Handler.useProx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InputStream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InputStream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Handler.getHttpClientHelp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tpClientHandler.getCredentials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Helper3x.HttpClientHelper3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ClientHandler.upload( File src , URL dest , CopyProgressListener 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tpClientHandler.getURLInfo( URL url , int timeo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GET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lientHandler.getResponseContentLength( HttpMethodBase h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Helper2x.HttpClientHelper2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ClientHandler.checkStatusCode( URL url , HttpMethodBase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tpClientHandler.HttpCli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Handler.openStream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TInputStream.read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Handler.doGet( URL url , int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ClientHandler.download( URL src , File dest , CopyProgressListener 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ClientHandler.getLastModified( HttpMethodBase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ClientHelper2x.getResponseContentLength( HttpMethodBase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ClientHandler.getClient( URL 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HttpClientHandl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Handler.doHead( URL url , int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TInputStream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